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F0000022488113D69F2A205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607cm" svg:x="0cm" svg:y="0cm">
          <draw:image xlink:href="Pictures/10000000000004DF0000022488113D69F2A2056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837cm" fo:page-height="8.8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7T09:05:22.402715222</dc:date>
    <meta:editing-duration>PT7M8S</meta:editing-duration>
    <meta:editing-cycles>2</meta:editing-cycles>
    <meta:generator>LibreOffice/6.4.7.2$Linux_X86_64 LibreOffice_project/40$Build-2</meta:generator>
    <meta:document-statistic meta:object-count="1"/>
  </office:meta>
</office:document-meta>
</file>